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B4000000654A9E3AE7720DB49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144cm" fo:min-width="3.894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a194d" draw:textarea-horizontal-align="justify" draw:textarea-vertical-align="middle" draw:auto-grow-height="false" fo:min-height="1.833cm" fo:min-width="3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66cm" fo:min-width="8.288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ato" fo:font-size="25pt" style:font-size-asian="25pt" style:font-size-complex="25pt"/>
    </style:style>
    <style:style style:name="P4" style:family="paragraph">
      <loext:graphic-properties draw:fill="solid" draw:fill-color="#1a194d"/>
      <style:paragraph-properties fo:text-align="center"/>
      <style:text-properties style:font-name="Lato" fo:font-size="25pt" style:font-size-asian="25pt" style:font-size-complex="25pt"/>
    </style:style>
    <style:style style:name="P5" style:family="paragraph">
      <style:text-properties fo:color="#ffffff" loext:opacity="100%"/>
    </style:style>
    <style:style style:name="P6" style:family="paragraph">
      <loext:graphic-properties draw:fill="none" draw:fill-color="#ffffff"/>
      <style:text-properties fo:color="#ffffff" loext:opacity="100%" style:font-name="Lato" fo:font-size="50pt" style:font-size-asian="50pt" style:font-size-complex="50pt"/>
    </style:style>
    <style:style style:name="P7" style:family="paragraph">
      <style:paragraph-properties fo:text-align="center"/>
      <style:text-properties style:font-name="arial1" fo:font-size="25pt" fo:font-weight="bold" style:font-size-asian="25pt" style:font-weight-asian="bold" style:font-size-complex="25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ato" fo:font-size="25pt" style:font-size-asian="25pt" style:font-size-complex="25pt"/>
    </style:style>
    <style:style style:name="T2" style:family="text">
      <style:text-properties fo:color="#ffffff" loext:opacity="100%" style:font-name="Lato" fo:font-size="50pt" style:font-size-asian="50pt" style:font-size-complex="50pt"/>
    </style:style>
    <style:style style:name="T3" style:family="text">
      <style:text-properties style:font-name="Lato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94cm" svg:height="4.394cm" svg:x="2.15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1cm" svg:height="3.81cm" svg:x="2.438cm" svg:y="0.279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3" draw:text-style-name="P4" draw:layer="layout" svg:width="4.369cm" svg:height="2.083cm" svg:x="6.553cm" svg:y="4.445cm">
          <text:p text:style-name="P3"><text:span text:style-name="T1">FS12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728cm" svg:height="3.781cm" svg:x="1.905cm" svg:y="7.62cm">
          <draw:text-box>
            <text:p text:style-name="P5"><text:span text:style-name="T2">1 Week</text:span></text:p>
            <text:p text:style-name="P5"><text:span text:style-name="T2">Python Basics I </text:span></text:p>
          </draw:text-box>
        </draw:frame>
        <draw:custom-shape draw:style-name="gr5" draw:text-style-name="P1" draw:layer="layout" svg:width="8.788cm" svg:height="2.616cm" svg:x="10.897cm" svg:y="13.132cm">
          <text:p text:style-name="P7"><text:span text:style-name="T3">Mikhail Masyagin</text:span></text:p>
          <text:p text:style-name="P7"><text:span text:style-name="T3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7" draw:text-style-name="P9" draw:layer="layout" svg:width="1.905cm" svg:height="1.905cm" svg:x="25.527cm" svg:y="13.335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b4c7dc" draw:start-intensity="100%" draw:end-intensity="100%" draw:angle="0deg" draw:border="23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B4000000654A9E3AE7720DB4983.png" xlink:type="simple" xlink:show="embed" xlink:actuate="onLoad"/>
    <draw:fill-image draw:name="Bitmap_20_2" draw:display-name="Bitmap 2" xlink:href="Pictures/1000000100000B4000000654A9E3AE7720DB498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48:34.966444360</meta:creation-date>
    <dc:date>2023-08-20T00:25:31.587881339</dc:date>
    <meta:editing-duration>PT11M46S</meta:editing-duration>
    <meta:editing-cycles>2</meta:editing-cycles>
    <meta:generator>LibreOffice/7.3.7.2$Linux_X86_64 LibreOffice_project/30$Build-2</meta:generator>
    <meta:document-statistic meta:object-count="31"/>
  </office:meta>
</office:document-meta>
</file>